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908d94" draw:marker-start-width="0.359cm" draw:marker-end-width="0.359cm" draw:fill-color="#230b18" draw:textarea-horizontal-align="justify" draw:textarea-vertical-align="middle" draw:auto-grow-height="false" fo:min-height="1.176cm" fo:min-width="1.601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908d94" draw:marker-start-width="0.359cm" draw:marker-end-width="0.359cm" draw:fill-color="#170c00" draw:textarea-horizontal-align="justify" draw:textarea-vertical-align="middle" draw:auto-grow-height="false" fo:min-height="0.616cm" fo:min-width="0.7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908d94" draw:marker-start-width="0.359cm" draw:marker-end-width="0.359cm" draw:fill-color="#230b18" draw:textarea-horizontal-align="justify" draw:textarea-vertical-align="middle" draw:auto-grow-height="false" fo:min-height="1.07cm" fo:min-width="1.49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908d94" draw:marker-start-width="0.358cm" draw:marker-end-width="0.358cm" draw:fill-color="#170c00" draw:textarea-horizontal-align="justify" draw:textarea-vertical-align="middle" draw:auto-grow-height="false" fo:min-height="1.67cm" fo:min-width="9.82cm" fo:padding-top="0.177cm" fo:padding-bottom="0.177cm" fo:padding-left="0.302cm" fo:padding-right="0.302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230b18"/>
      <style:paragraph-properties fo:text-align="center"/>
    </style:style>
    <style:style style:name="P2" style:family="paragraph">
      <loext:graphic-properties draw:fill-color="#170c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170c00"/>
      <style:paragraph-properties fo:text-align="center"/>
      <style:text-properties fo:color="#ffffff" style:font-name="Ubuntu"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ffffff" style:font-name="Ubuntu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2cm" svg:height="4.4cm" svg:x="0.4cm" svg:y="16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.799cm" svg:height="3.001cm" svg:x="0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4.2cm" svg:height="4.4cm" draw:transform="rotate (1.5707963267949) translate (23.2cm 20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.799cm" svg:height="3.001cm" draw:transform="rotate (1.5707963267949) translate (24.2cm 20.2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4.2cm" svg:height="4.4cm" draw:transform="rotate (-3.14159265358979) translate (27.6cm 4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.799cm" svg:height="3.001cm" draw:transform="rotate (-3.14159265358979) translate (27.202cm 3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4.2cm" svg:height="4.4cm" draw:transform="rotate (-1.5707963267949) translate (4.8cm 0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.799cm" svg:height="3.001cm" draw:transform="rotate (-1.5707963267949) translate (3.8cm 0.7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4" draw:layer="layout" svg:width="10.4cm" svg:height="2cm" svg:x="8.8cm" svg:y="0.4cm">
          <text:p text:style-name="P3"><text:span text:style-name="T1">Esc to Conclu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6cm" fo:margin-bottom="0cm" fo:text-indent="0cm"/>
      <style:text-properties fo:font-size="37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cm" fo:margin-bottom="0cm" fo:text-indent="0cm"/>
      <style:text-properties fo:font-size="3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9cm" fo:margin-bottom="0cm" fo:text-indent="0cm"/>
      <style:text-properties fo:font-size="26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9cm" fo:margin-bottom="0cm" fo:text-indent="0cm"/>
      <style:text-properties fo:font-size="2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29cm" presentation:class="title" presentation:placeholder="true">
        <draw:text-box/>
      </draw:frame>
      <draw:frame presentation:style-name="Default-outline1" draw:layer="backgroundobjects" svg:width="25.199cm" svg:height="12.179cm" svg:x="1.4cm" svg:y="4.90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2T23:15:36.876108566</meta:creation-date>
    <dc:date>2024-03-27T01:09:07.167282429</dc:date>
    <meta:editing-duration>PT16M2S</meta:editing-duration>
    <meta:editing-cycles>7</meta:editing-cycles>
    <meta:generator>LibreOffice/6.0.7.3$Linux_X86_64 LibreOffice_project/00m0$Build-3</meta:generator>
    <meta:document-statistic meta:object-count="32"/>
  </office:meta>
</office:document-meta>
</file>